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F4000001F492421829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text-position="0% 100%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style:text-position="0% 100%"/>
    </style:style>
    <style:style style:name="P7" style:family="paragraph" style:parent-style-name="Standard" style:list-style-name="L1">
      <style:paragraph-properties fo:text-align="start" style:justify-single-word="false"/>
      <style:text-properties style:text-position="0% 100%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5" style:data-style-name="N0">5</text:variable-set>: Electrostatics Part I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Particle</text:p>
          </table:table-cell>
          <table:table-cell table:style-name="Table1.A1" office:value-type="string">
            <text:p text:style-name="P4">Mass</text:p>
          </table:table-cell>
          <table:table-cell table:style-name="Table1.C1" office:value-type="string">
            <text:p text:style-name="P4">Charge</text:p>
          </table:table-cell>
        </table:table-row>
        <table:table-row>
          <table:table-cell table:style-name="Table1.A2" office:value-type="string">
            <text:p text:style-name="P4">Electron</text:p>
          </table:table-cell>
          <table:table-cell table:style-name="Table1.A2" office:value-type="string">
            <text:p text:style-name="P4">9.1 x 10<text:span text:style-name="T1">-31</text:span> C </text:p>
          </table:table-cell>
          <table:table-cell table:style-name="Table1.C2" office:value-type="string">
            <text:p text:style-name="P4">-1.6 x 10<text:span text:style-name="T1">-19</text:span><text:span text:style-name="T2"> C</text:span></text:p>
          </table:table-cell>
        </table:table-row>
        <table:table-row>
          <table:table-cell table:style-name="Table1.A2" office:value-type="string">
            <text:p text:style-name="P4">Proton</text:p>
          </table:table-cell>
          <table:table-cell table:style-name="Table1.A2" office:value-type="string">
            <text:p text:style-name="P4">1.67 x 10<text:span text:style-name="T1">-27</text:span> kg</text:p>
          </table:table-cell>
          <table:table-cell table:style-name="Table1.C2" office:value-type="string">
            <text:p text:style-name="P4">1.6 x 10<text:span text:style-name="T1">-19 </text:span><text:span text:style-name="T2">C</text:span></text:p>
          </table:table-cell>
        </table:table-row>
        <table:table-row>
          <table:table-cell table:style-name="Table1.A2" office:value-type="string">
            <text:p text:style-name="P4">Neutron</text:p>
          </table:table-cell>
          <table:table-cell table:style-name="Table1.A2" office:value-type="string">
            <text:p text:style-name="P4">1.67 x 10<text:span text:style-name="T1">-27</text:span> kg</text:p>
          </table:table-cell>
          <table:table-cell table:style-name="Table1.C2" office:value-type="string">
            <text:p text:style-name="P4"><text:s/>0 C</text:p>
          </table:table-cell>
        </table:table-row>
      </table:table>
      <text:p text:style-name="P2"/>
      <text:list xml:id="list2139906228" text:style-name="L1">
        <text:list-item>
          <text:p text:style-name="P5">A 0.25 Coulomb charge is placed 1 meter from a -0.1 C charge.</text:p>
          <text:list>
            <text:list-item>
              <text:p text:style-name="P5">Do the charges attract or repel?</text:p>
            </text:list-item>
          </text:list>
        </text:list-item>
      </text:list>
      <text:p text:style-name="P2"/>
      <text:p text:style-name="P2"/>
      <text:p text:style-name="P2"/>
      <text:list xml:id="list1727928274" text:continue-numbering="true" text:style-name="L1">
        <text:list-item>
          <text:list>
            <text:list-item>
              <text:p text:style-name="P5">How much force do the charges put on each other?</text:p>
            </text:list-item>
          </text:list>
        </text:list-item>
      </text:list>
      <text:p text:style-name="P2"/>
      <text:p text:style-name="P3"/>
      <text:p text:style-name="P3"/>
      <text:p text:style-name="P3"/>
      <text:list xml:id="list1568402511" text:continue-numbering="true" text:style-name="L1">
        <text:list-item>
          <text:p text:style-name="P5"><text:span text:style-name="T2">You run a hairbrush through your hair, which causes electrons to be transfered to the brush. <text:s/>The brush builds up a negative charge of 5 x 10</text:span><text:span text:style-name="T1">-7</text:span><text:span text:style-name="T2"> C. <text:s/>You hold the brush a distance of 0.01 m from your hair, which has a positive charge of 3 x 10</text:span><text:span text:style-name="T1">-6</text:span><text:span text:style-name="T2"> C. <text:s/></text:span></text:p>
          <text:list>
            <text:list-item>
              <text:p text:style-name="P7">What is the force that the brush pulls on your hair with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341318515" text:continue-numbering="true" text:style-name="L1">
        <text:list-item>
          <text:list>
            <text:list-item>
              <text:p text:style-name="P5"><text:span text:style-name="T2">If a hair has a mass of 1 x 10</text:span><text:span text:style-name="T1">-4</text:span><text:span text:style-name="T2"> kg, <text:s/>is the coulomb force enough to overcome the force of gravity? <text:s/>Justify your reasoning.</text:span>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58714612" text:continue-numbering="true" text:style-name="L1">
        <text:list-item>
          <text:p text:style-name="P5">The nucleus of a helium atom contains two protons. <text:s/><text:span text:style-name="T2">An electron orbits the nucleus.</text:span></text:p>
          <text:list>
            <text:list-item>
              <text:p text:style-name="P5"><text:span text:style-name="T2">If the electron orbits the atom at a speed of 1.6 x 10</text:span><text:span text:style-name="T1">6</text:span><text:span text:style-name="T2"> m/s, what is the radius of the atom?</text:span></text:p>
            </text:list-item>
          </text:list>
        </text:list-item>
      </text:list>
      <text:p text:style-name="P3"/>
      <text:p text:style-name="P3"/>
      <text:p text:style-name="P3"/>
      <text:list xml:id="list1771429222" text:continue-numbering="true" text:style-name="L1">
        <text:list-item>
          <text:list>
            <text:list-item>
              <text:p text:style-name="P7">What is the force that the electron feels due to the nucleus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95744257" text:continue-numbering="true" text:style-name="L1">
        <text:list-item>
          <text:p text:style-name="P7"><text:soft-page-break/>A 0.04 C charge generates an electric field. <text:s/>You stand 1 meter from the charge, and have a charge of -0.0001C. <text:s/>What is the force that a 0.01 C charge would feel? <text:s/>Is it attractive or repulsive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889704677" text:continue-numbering="true" text:style-name="L1">
        <text:list-item>
          <text:p text:style-name="P7">You rub a 4 cm-radius balloon on your head, causing the balloon to gain a negative charge. <text:s/>You then stick it to the wall, where friction is able to keep the balloon from falling. <text:s/>The mass of the balloon is 0.005 kg.</text:p>
          <text:list>
            <text:list-item>
              <text:p text:style-name="P7">What is the force of gravity on the balloon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862793807" text:continue-numbering="true" text:style-name="L1">
        <text:list-item>
          <text:list>
            <text:list-item>
              <text:p text:style-name="P7">The coefficient of friction is 0.1. <text:s/>What is the force that the wall must put on the balloon (aka, the normal force) in order for friction to counter gravity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076946809" text:continue-numbering="true" text:style-name="L1">
        <text:list-item>
          <text:list>
            <text:list-item>
              <text:p text:style-name="P7">If an equal amount of positive charge is induced in the wall, what amount of charge must the balloon have in order to generate this normal force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1808211370" text:continue-numbering="true" text:style-name="L1">
        <text:list-item>
          <text:p text:style-name="P5"><text:span text:style-name="T2">An ion engine works by accelerating oxygen ions to 2.9 x 10</text:span><text:span text:style-name="T1">8</text:span><text:span text:style-name="T2"> m/s. <text:s text:c="3"/>Mass of an oxygen ion is 1.338 x 10</text:span><text:span text:style-name="T1">-26</text:span><text:span text:style-name="T2"> kg. <text:s/>The acceleration takes 1 x 10</text:span><text:span text:style-name="T1">-5</text:span><text:span text:style-name="T2"> seconds, over a distance of 2 meters. <text:s/>What charge must the engine have in order to cause the oxygen ion to accelerate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1492in" svg:y="-0.2835in" svg:width="0.6in" svg:height="0.6in" draw:z-index="1"><draw:image xlink:href="Pictures/10000000000001F4000001F492421829.png" xlink:type="simple" xlink:show="embed" xlink:actuate="onLoad"/></draw:frame> <text:s text:c="11"/>Name:<text:tab/><text:tab/><text:date style:data-style-name="N37" text:date-value="2012-02-15T09:49:46" text:fixed="true" text:date-adjust="PT24H00M00S">02/16/12</text:date></text:p>
      </style:header>
      <style:footer>
        <text:p text:style-name="Footer">3<text:span text:style-name="MT1">rd</text:span> Nine Weeks<text:tab/><text:page-number text:select-page="current">2</text:page-number>/<text:page-count>2</text:page-count><text:tab/>Assignment <text:variable-get text:name="Assignment" office:value-type="float" style:data-style-name="N0">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15T09:49:46</meta:creation-date>
    <meta:editing-duration>PT9M9S</meta:editing-duration>
    <meta:editing-cycles>7</meta:editing-cycles>
    <meta:generator>OpenOffice.org/3.3$Unix OpenOffice.org_project/330m20$Build-9567</meta:generator>
    <meta:initial-creator>Jonas Williamson</meta:initial-creator>
    <dc:date>2012-02-17T06:56:53</dc:date>
    <dc:creator>Jonas Williamson</dc:creator>
    <meta:printed-by>Jonas Williamson</meta:printed-by>
    <meta:print-date>2012-02-15T09:51:57</meta:print-date>
    <meta:document-statistic meta:table-count="1" meta:image-count="1" meta:object-count="0" meta:page-count="2" meta:paragraph-count="30" meta:word-count="414" meta:character-count="2067"/>
  </office:meta>
</office:document-meta>
</file>